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 style:data-style-name="N-1"/>
    <style:style style:name="ce8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9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6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2"/>
        <table:table-row table:style-name="ro3">
          <table:table-cell table:style-name="ce9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77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77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77P2" style:volatile="true">
      <number:text> </number:text>
      <number:text>$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78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78P2" style:volatile="true">
      <number:text> </number:text>
      <number:text>$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